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4000001CDBE65FEEF032F1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806e3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77pt" fo:font-weight="bold" officeooo:rsid="001b9e6a" officeooo:paragraph-rsid="001806e3" style:font-size-asian="67.3499984741211pt" style:font-weight-asian="bold" style:font-size-complex="77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28pt" fo:font-weight="bold" officeooo:rsid="001915af" officeooo:paragraph-rsid="001915af" style:font-size-asian="128pt" style:font-weight-asian="bold" style:font-size-complex="1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draw:frame draw:style-name="fr1" draw:name="Image1" text:anchor-type="paragraph" svg:x="0.243cm" svg:y="0.623cm" svg:width="25.458cm" svg:height="8.811cm" draw:z-index="0"><draw:image xlink:href="Pictures/1000020100000534000001CDBE65FEEF032F1A26.png" xlink:type="simple" xlink:show="embed" xlink:actuate="onLoad" loext:mime-type="image/png"/></draw:frame></text:p>
      <text:p text:style-name="P3"/>
      <text:p text:style-name="P3">Workshop-</text:p>
      <text:p text:style-name="P3">Ra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50:30.459000000</meta:creation-date>
    <meta:print-date>2019-07-31T17:53:35.756000000</meta:print-date>
    <dc:date>2019-07-31T18:18:22.212000000</dc:date>
    <meta:editing-duration>PT27M51S</meta:editing-duration>
    <meta:editing-cycles>2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2" meta:word-count="2" meta:character-count="13" meta:non-whitespace-character-count="13"/>
  </office:meta>
</office:document-meta>
</file>